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ventHandling(in this case <text:s/>ExceptionHandling):</text:p>
      <text:p text:style-name="Standard"/>
      <text:p text:style-name="Standard"/>
      <text:p text:style-name="Standard">What shell be concerned in the EventHandling?</text:p>
      <text:p text:style-name="Standard"/>
      <text:p text:style-name="Standard">What is type of the event?(in this case the Exception):</text:p>
      <text:p text:style-name="Standard"/>
      <text:p text:style-name="Standard">Context des Ereignisses( Event in diesen Fall die Exception):</text:p>
      <text:p text:style-name="Standard">Der Context beschreibt wo der Fehler aufgetreten ist.</text:p>
      <text:p text:style-name="Standard"/>
      <text:p text:style-name="Standard">Observers</text:p>
      <text:p text:style-name="Standard">Objects that want to be informed when an event(in this case the Exception) has occured.</text:p>
      <text:p text:style-name="Standard"/>
      <text:p text:style-name="Standard">Log the event and causes.</text:p>
      <text:p text:style-name="Standard"/>
      <text:p text:style-name="Standard">Handle the ev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0M26S</meta:editing-duration>
    <meta:editing-cycles>8</meta:editing-cycles>
    <meta:generator>OpenOffice.org/3.3$Win32 OpenOffice.org_project/330m20$Build-9567</meta:generator>
    <dc:date>2011-05-09T22:46:47.16</dc:date>
    <meta:document-statistic meta:table-count="0" meta:image-count="0" meta:object-count="0" meta:page-count="1" meta:paragraph-count="9" meta:word-count="62" meta:character-count="399"/>
    <meta:user-defined meta:name="Info 1"/>
    <meta:user-defined meta:name="Info 2"/>
    <meta:user-defined meta:name="Info 3"/>
    <meta:user-defined meta:name="Info 4"/>
  </office:meta>
</office:document-meta>
</file>